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 FROM THE LIFE OF ABRAHAM, ISRAEL'S RACIAL FATHER (4:1-5, 9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 FROM THE LIFE OF ABRAHAM, ISRAEL'S RACIAL FATHER (4:1-5, 9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braham and his salvation (4:1-5, 9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braham and his salvation (4:1-5, 9-1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Abraham received (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Abraham received it (4:1-5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ow Abraham received it (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t did not come about by his works (4:1-2, 4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t did come about by his faith (4:3, 5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braham and his salvation (4:1-5, 9-15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Abraham received (4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ow Abraham received it (4:1-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en Abraham received it (4:9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en Abraham received it (4:9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eceived it before he was circumcised (4:9-1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received it before the giving of the law (4:13-15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braham and his salvation (4:1-5, 9-15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Abraham received (4:1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ow Abraham received it (4:1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en Abraham received it (4:9-1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ILLUSTRATION FROM THE LIFE OF ABRAHAM, ISRAEL'S RACIAL FATHER (4:1-5, 9-25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braham and his salvation (4:1-5, 9-1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braham and his seed (4:16-2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-title-Title-Slide" presentation:presentation-page-layout-name="Master1-PPL1" draw:id="Slide-264">
        <draw:frame draw:id="id99" presentation:style-name="a550" draw:name="Title 1" svg:x="1.38in" svg:y="0.83in" svg:width="10.3in" svg:height="4.42in" presentation:class="title" presentation:placeholder="false">
          <draw:text-box>
            <text:p text:style-name="a549" text:class-names="" text:cond-style-name=""><text:span text:style-name="a547" text:class-names=""><text:s text:c="1"/>Abraham and his seed (4:16-25):<text:s text:c="1"/></text:span><text:span text:style-name="a548" text:class-names=""/></text:p>
          </draw:text-box>
          <svg:title/>
          <svg:desc/>
        </draw:frame>
        <draw:frame draw:id="id100" presentation:style-name="a555" draw:name="Subtitle 2" svg:x="1.38in" svg:y="5.25in" svg:width="10.3in" svg:height="1.85in" presentation:class="subtitle" presentation:placeholder="false">
          <draw:text-box>
            <text:p text:style-name="a552" text:class-names="" text:cond-style-name=""><text:span text:style-name="a551" text:class-names=""><text:s text:c="1"/>Abraham's physical seed (4:18-22)<text:s text:c="1"/></text:span></text:p>
            <text:p text:style-name="a554" text:class-names="" text:cond-style-name=""><text:span text:style-name="a553" text:class-names=""/></text:p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Abraham's physical seed (4:18-2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promise (4: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blem (4: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erseverance (4:20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braham and his seed (4:16-25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braham's physical seed (4:18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braham's spiritual seed (4:16-17, 23-2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ILLUSTRATION FROM THE LIFE OF ABRAHAM, ISRAEL'S RACIAL FATHER (4:1-5, 9-2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braham and his salvation (4:1-5, 9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braham and his seed (4:16-2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ROMANS 4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ILLUSTRATION FROM THE LIFE OF ABRAHAM, ISRAEL'S RACIAL FATHER (4:1-5, 9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ILLUSTRATION FROM THE LIFE OF DAVID, ISRAEL'S ROYAL FATHER (4:6-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ILLUSTRATION FROM THE LIFE OF DAVID, ISRAEL'S ROYAL FATHER (4:6-8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transgressions of David (4: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testimony of David (4:7-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ROMANS 4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THE ILLUSTRATION FROM THE LIFE OF ABRAHAM, ISRAEL'S RACIAL FATHER (4:1-5, 9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ILLUSTRATION FROM THE LIFE OF DAVID, ISRAEL'S ROYAL FATHER (4:6-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4</dc:title>
    <meta:initial-creator>David STRICKLAND</meta:initial-creator>
    <dc:creator>David STRICKLAND</dc:creator>
    <meta:creation-date>2020-02-23T23:22:20Z</meta:creation-date>
    <dc:date>2020-02-23T23:22:20Z</dc:date>
    <meta:template xlink:href="BibleStudy" xlink:type="simple"/>
    <meta:editing-cycles>1</meta:editing-cycles>
    <meta:editing-duration>PT0S</meta:editing-duration>
    <meta:document-statistic meta:paragraph-count="45" meta:word-count="428"/>
  </office:meta>
</office:document-meta>
</file>